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55cm" fo:min-width="4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9.05cm" fo:min-width="3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55cm" fo:min-width="3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34cm" fo:min-width="0.58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64cm" fo:min-width="1.8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06cm" fo:min-width="2.5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fffff"/>
      <style:paragraph-properties fo:text-align="center"/>
      <style:text-properties fo:font-size="14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1" draw:id="id11" draw:layer="layout" svg:width="4.8cm" svg:height="12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3cm" svg:height="9.3cm" svg:x="8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8cm" svg:height="5.8cm" svg:x="8.25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.2cm" svg:height="1.3cm" svg:x="3.603cm" svg:y="11.675cm">
          <text:p text:style-name="P2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1.2cm" svg:height="1.3cm" svg:x="17cm" svg:y="14.275cm">
          <text:p text:style-name="P2">M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2cm" svg:height="1.3cm" svg:x="17cm" svg:y="6.525cm">
          <text:p text:style-name="P2">P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2.3cm" svg:height="3.3cm" svg:x="21.1cm" svg:y="7.4cm">
          <text:p text:style-name="P3">Coverage</text:p>
          <text:p text:style-name="P3">Repor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13" draw:id="id13" draw:layer="layout" svg:width="2.3cm" svg:height="3.3cm" svg:x="21.1cm" svg:y="10.9cm">
          <text:p text:style-name="P3">Mutation</text:p>
          <text:p text:style-name="P3">Score</text:p>
          <text:p text:style-name="P3">Repor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2" draw:id="id2" draw:layer="layout" svg:width="3.081cm" svg:height="1.756cm" svg:x="8.6cm" svg:y="6.3cm">
          <text:p text:style-name="P3">Manual</text:p>
          <text:p text:style-name="P3">Test Set (M)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081cm" svg:height="1.756cm" svg:x="8.619cm" svg:y="8.896cm">
          <text:p text:style-name="P3">EvoSuite</text:p>
          <text:p text:style-name="P3">Test Set (E)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3.081cm" svg:height="1.756cm" svg:x="8.619cm" svg:y="11.45cm">
          <text:p text:style-name="P3">CodePro</text:p>
          <text:p text:style-name="P3">Test Set (C)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3.081cm" svg:height="1.756cm" svg:x="8.6cm" svg:y="14.044cm">
          <text:p text:style-name="P3">Randoop</text:p>
          <text:p text:style-name="P3">Test Set (R)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86cm" svg:height="0.806cm" svg:x="8.18cm" svg:y="5.138cm">
          <draw:text-box>
            <text:p text:style-name="P5">M <text:span text:style-name="T2">∪ </text:span>E</text:p>
          </draw:text-box>
        </draw:frame>
        <draw:frame draw:style-name="gr7" draw:text-style-name="P6" draw:layer="layout" svg:width="2.89cm" svg:height="0.806cm" svg:x="8.155cm" svg:y="4.238cm">
          <draw:text-box>
            <text:p text:style-name="P5">M <text:span text:style-name="T2">∪ </text:span>E <text:span text:style-name="T2">∪ C</text:span></text:p>
          </draw:text-box>
        </draw:frame>
        <draw:frame draw:style-name="gr7" draw:text-style-name="P6" draw:layer="layout" svg:width="3.893cm" svg:height="0.806cm" svg:x="8.155cm" svg:y="3.338cm">
          <draw:text-box>
            <text:p text:style-name="P5">M <text:span text:style-name="T2">∪ </text:span>E <text:span text:style-name="T2">∪ C ∪ R</text:span></text:p>
          </draw:text-box>
        </draw:frame>
        <draw:custom-shape draw:style-name="gr4" draw:text-style-name="P1" xml:id="id1" draw:id="id1" draw:layer="layout" svg:width="1.2cm" svg:height="1.3cm" svg:x="3.604cm" svg:y="6.526cm">
          <text:p text:style-name="P2">S<text:span text:style-name="T3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curve" svg:x1="4.804cm" svg:y1="7.176cm" svg:x2="8.6cm" svg:y2="7.178cm" draw:start-shape="id1" draw:start-glue-point="1" draw:end-shape="id2" draw:end-glue-point="3" svg:d="M4804 7176c2847 0 949 2 3796 2" svg:viewBox="0 0 3797 3">
          <text:p/>
        </draw:connector>
        <draw:connector draw:style-name="gr8" draw:text-style-name="P7" draw:layer="layout" draw:type="curve" svg:x1="4.803cm" svg:y1="12.325cm" svg:x2="8.619cm" svg:y2="9.774cm" draw:start-shape="id3" draw:start-glue-point="1" draw:end-shape="id4" draw:end-glue-point="3" svg:d="M4803 12325c2862 0 954-2551 3816-2551" svg:viewBox="0 0 3817 2552">
          <text:p/>
        </draw:connector>
        <draw:connector draw:style-name="gr8" draw:text-style-name="P7" draw:layer="layout" draw:type="curve" svg:x1="4.803cm" svg:y1="12.325cm" svg:x2="8.619cm" svg:y2="12.328cm" draw:start-shape="id3" draw:start-glue-point="1" draw:end-shape="id5" svg:d="M4803 12325c2862 0 954 3 3816 3" svg:viewBox="0 0 3817 4">
          <text:p/>
        </draw:connector>
        <draw:connector draw:style-name="gr8" draw:text-style-name="P7" draw:layer="layout" draw:type="curve" svg:x1="4.803cm" svg:y1="12.325cm" svg:x2="8.6cm" svg:y2="14.922cm" draw:start-shape="id3" draw:start-glue-point="1" draw:end-shape="id6" svg:d="M4803 12325c2848 0 950 2597 3797 2597" svg:viewBox="0 0 3798 2598">
          <text:p/>
        </draw:connector>
        <draw:connector draw:style-name="gr8" draw:text-style-name="P7" draw:layer="layout" draw:type="curve" svg:x1="11.681cm" svg:y1="7.178cm" svg:x2="17cm" svg:y2="7.175cm" draw:start-shape="id2" draw:start-glue-point="1" draw:end-shape="id7" draw:end-glue-point="3" svg:d="M11681 7178c3988 0 1329-3 5319-3" svg:viewBox="0 0 5320 4">
          <text:p/>
        </draw:connector>
        <draw:connector draw:style-name="gr8" draw:text-style-name="P7" draw:layer="layout" draw:type="curve" svg:x1="11.681cm" svg:y1="7.178cm" svg:x2="17cm" svg:y2="14.925cm" draw:start-shape="id2" draw:start-glue-point="1" draw:end-shape="id8" draw:end-glue-point="3" svg:d="M11681 7178c3988 0 1329 7747 5319 7747" svg:viewBox="0 0 5320 7748">
          <text:p/>
        </draw:connector>
        <draw:connector draw:style-name="gr8" draw:text-style-name="P7" draw:layer="layout" draw:type="curve" svg:x1="11.7cm" svg:y1="9.774cm" svg:x2="17cm" svg:y2="7.175cm" draw:start-shape="id4" draw:start-glue-point="1" draw:end-shape="id7" svg:d="M11700 9774c3975 0 1325-2599 5300-2599" svg:viewBox="0 0 5301 2600">
          <text:p/>
        </draw:connector>
        <draw:connector draw:style-name="gr8" draw:text-style-name="P7" draw:layer="layout" draw:type="curve" svg:x1="11.7cm" svg:y1="9.774cm" svg:x2="17cm" svg:y2="14.925cm" draw:start-shape="id4" draw:start-glue-point="1" draw:end-shape="id8" draw:end-glue-point="3" svg:d="M11700 9774c3975 0 1325 5151 5300 5151" svg:viewBox="0 0 5301 5152">
          <text:p/>
        </draw:connector>
        <draw:connector draw:style-name="gr8" draw:text-style-name="P7" draw:layer="layout" draw:type="curve" svg:x1="11.7cm" svg:y1="12.328cm" svg:x2="17cm" svg:y2="7.175cm" draw:start-shape="id5" draw:start-glue-point="1" draw:end-shape="id7" svg:d="M11700 12328c3975 0 1325-5153 5300-5153" svg:viewBox="0 0 5301 5154">
          <text:p/>
        </draw:connector>
        <draw:connector draw:style-name="gr8" draw:text-style-name="P7" draw:layer="layout" draw:type="curve" svg:x1="11.7cm" svg:y1="12.328cm" svg:x2="17cm" svg:y2="14.925cm" draw:start-shape="id5" draw:start-glue-point="1" draw:end-shape="id8" draw:end-glue-point="3" svg:d="M11700 12328c3975 0 1325 2597 5300 2597" svg:viewBox="0 0 5301 2598">
          <text:p/>
        </draw:connector>
        <draw:connector draw:style-name="gr8" draw:text-style-name="P7" draw:layer="layout" draw:type="curve" svg:x1="11.681cm" svg:y1="14.922cm" svg:x2="17cm" svg:y2="7.175cm" draw:start-shape="id6" draw:start-glue-point="1" draw:end-shape="id7" draw:end-glue-point="3" svg:d="M11681 14922c3988 0 1329-7747 5319-7747" svg:viewBox="0 0 5320 7748">
          <text:p/>
        </draw:connector>
        <draw:connector draw:style-name="gr8" draw:text-style-name="P7" draw:layer="layout" draw:type="curve" svg:x1="11.681cm" svg:y1="14.922cm" svg:x2="17cm" svg:y2="14.925cm" draw:start-shape="id6" draw:start-glue-point="1" draw:end-shape="id8" svg:d="M11681 14922c3988 0 1329 3 5319 3" svg:viewBox="0 0 5320 4">
          <text:p/>
        </draw:connector>
        <draw:connector draw:style-name="gr8" draw:text-style-name="P7" draw:layer="layout" draw:type="curve" svg:x1="12.05cm" svg:y1="8cm" svg:x2="17cm" svg:y2="7.175cm" draw:start-shape="id9" draw:start-glue-point="1" draw:end-shape="id7" draw:end-glue-point="3" svg:d="M12050 8000c3712 0 1238-825 4950-825" svg:viewBox="0 0 4951 826">
          <text:p/>
        </draw:connector>
        <draw:connector draw:style-name="gr8" draw:text-style-name="P7" draw:layer="layout" draw:type="curve" svg:x1="12.05cm" svg:y1="8cm" svg:x2="17cm" svg:y2="14.925cm" draw:start-shape="id9" draw:start-glue-point="1" draw:end-shape="id8" draw:end-glue-point="3" svg:d="M12050 8000c3712 0 1238 6925 4950 6925" svg:viewBox="0 0 4951 6926">
          <text:p/>
        </draw:connector>
        <draw:connector draw:style-name="gr8" draw:text-style-name="P7" draw:layer="layout" draw:type="curve" svg:x1="12.3cm" svg:y1="8.85cm" svg:x2="17cm" svg:y2="7.175cm" draw:start-shape="id10" draw:start-glue-point="1" draw:end-shape="id7" draw:end-glue-point="3" svg:d="M12300 8850c3525 0 1175-1675 4700-1675" svg:viewBox="0 0 4701 1676">
          <text:p/>
        </draw:connector>
        <draw:connector draw:style-name="gr8" draw:text-style-name="P7" draw:layer="layout" draw:type="curve" svg:x1="12.3cm" svg:y1="8.85cm" svg:x2="17cm" svg:y2="14.925cm" draw:start-shape="id10" draw:start-glue-point="1" draw:end-shape="id8" draw:end-glue-point="3" svg:d="M12300 8850c3525 0 1175 6075 4700 6075" svg:viewBox="0 0 4701 6076">
          <text:p/>
        </draw:connector>
        <draw:connector draw:style-name="gr8" draw:text-style-name="P7" draw:layer="layout" draw:type="curve" svg:x1="12.5cm" svg:y1="9.7cm" svg:x2="17cm" svg:y2="7.175cm" draw:start-shape="id11" draw:start-glue-point="1" draw:end-shape="id7" draw:end-glue-point="3" svg:d="M12500 9700c3375 0 1125-2525 4500-2525" svg:viewBox="0 0 4501 2526">
          <text:p/>
        </draw:connector>
        <draw:connector draw:style-name="gr8" draw:text-style-name="P7" draw:layer="layout" draw:type="curve" svg:x1="12.5cm" svg:y1="9.7cm" svg:x2="17cm" svg:y2="14.925cm" draw:start-shape="id11" draw:start-glue-point="1" draw:end-shape="id8" draw:end-glue-point="3" svg:d="M12500 9700c3375 0 1125 5225 4500 5225" svg:viewBox="0 0 4501 5226">
          <text:p/>
        </draw:connector>
        <draw:connector draw:style-name="gr8" draw:text-style-name="P7" draw:layer="layout" draw:type="curve" svg:x1="18.2cm" svg:y1="7.175cm" svg:x2="21.1cm" svg:y2="9.05cm" draw:start-shape="id7" draw:start-glue-point="1" draw:end-shape="id12" draw:end-glue-point="5" svg:d="M18200 7175c2176 0 727 1875 2900 1875" svg:viewBox="0 0 2901 1876">
          <text:p/>
        </draw:connector>
        <draw:connector draw:style-name="gr8" draw:text-style-name="P7" draw:layer="layout" draw:type="curve" svg:x1="18.2cm" svg:y1="14.925cm" svg:x2="21.1cm" svg:y2="12.55cm" draw:start-shape="id8" draw:start-glue-point="1" draw:end-shape="id13" draw:end-glue-point="5" svg:d="M18200 14925c2176 0 727-2375 2900-2375" svg:viewBox="0 0 2901 2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1:42:00.071793769</meta:creation-date>
    <dc:date>2016-07-13T22:07:03.043324598</dc:date>
    <meta:editing-duration>PT14M41S</meta:editing-duration>
    <meta:editing-cycles>3</meta:editing-cycles>
    <meta:generator>LibreOffice/5.1.4.2$Linux_X86_64 LibreOffice_project/10m0$Build-2</meta:generator>
    <meta:document-statistic meta:object-count="36"/>
  </office:meta>
</office:document-meta>
</file>